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text-underline-style="solid" style:text-underline-width="auto" style:text-underline-color="font-color" officeooo:rsid="001eaf12" officeooo:paragraph-rsid="001eaf12"/>
    </style:style>
    <style:style style:name="P5" style:family="paragraph" style:parent-style-name="Standard">
      <style:text-properties style:text-underline-style="none" officeooo:rsid="001eaf12" officeooo:paragraph-rsid="001eaf12"/>
    </style:style>
    <style:style style:name="P6" style:family="paragraph" style:parent-style-name="Heading_20_1">
      <style:text-properties fo:font-style="italic" style:font-style-asian="italic" style:font-style-complex="italic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officeooo:rsid="001eaf12" officeooo:paragraph-rsid="001eaf12"/>
    </style:style>
    <style:style style:name="P10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11" style:family="paragraph" style:parent-style-name="Text_20_body" style:list-style-name="L2">
      <style:paragraph-properties fo:margin-left="2.501cm" fo:margin-right="0cm" fo:text-indent="-0.635cm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réation de vues d'analyse avec JasperAnalysis</text:h>
      <text:p text:style-name="Text_20_body"> </text:p>
      <text:p text:style-name="Text_20_body">Le but de ce TP est de créer une vue d'analyse de notre base exemple. Cela consiste à créer un schéma OLAP et les requêtes MDX nécessaires pour mettre à disposition dans JasperServer une <text:s/>vue multidimensionnelle composée comme suit :</text:p>
      <text:list xml:id="list1308033426" text:style-name="L1">
        <text:list-item>
          <text:p text:style-name="P7">Lignes </text:p>
        </text:list-item>
        <text:list-item>
          <text:p text:style-name="P10">Les destinations d'envoi catégorisées par pays, région et ville</text:p>
        </text:list-item>
        <text:list-item>
          <text:p text:style-name="P10">Les employés ayant effectué la livraison par nom </text:p>
        </text:list-item>
      </text:list>
      <text:list xml:id="list1012560261" text:style-name="L2">
        <text:list-item>
          <text:p text:style-name="P8">Sur les colonnes les mesures suivantes seront disponibles </text:p>
        </text:list-item>
        <text:list-item>
          <text:p text:style-name="P11">Nombre de commande</text:p>
        </text:list-item>
        <text:list-item>
          <text:p text:style-name="P11">Total du pois des commandes</text:p>
        </text:list-item>
        <text:list-item>
          <text:p text:style-name="P11">Poids moyen d'une commande</text:p>
        </text:list-item>
      </text:list>
      <text:p text:style-name="Text_20_body">La vue d'analyse s'effectuera sur toutes les commandes passées en 1997</text:p>
      <text:p text:style-name="Text_20_body"/>
      <text:p text:style-name="P9">La création de vue ‘est pas compatible avec hsql, il faut donc travailler avec MySQL.</text:p>
      <text:p text:style-name="P9">Un script test.sql est fourni, il permet de créer les tables adress et orders de la table exemple aisi qu’une table time_of_day qui représente un calendrier.</text:p>
      <text:p text:style-name="P9"/>
      <text:p text:style-name="P4">Création de la source de données</text:p>
      <text:p text:style-name="P5">Créer la base de données MySQL avc le script fourni</text:p>
      <text:p text:style-name="P5">Déclarer la source de données dans JasperServer</text:p>
      <text:p text:style-name="P5"/>
      <text:p text:style-name="P1">Création du schéma OLAP</text:p>
      <text:p text:style-name="P2">Il est conseillé de procéder par étapes, le premier essai par exemple n'incluera qu'une seule dimension.</text:p>
      <text:p text:style-name="P2">Importation du schéma dans JasperServer</text:p>
      <text:p text:style-name="P2"/>
      <text:p text:style-name="P1">Déclaration d'une nouvelle connexion Mondrian</text:p>
      <text:p text:style-name="P2">La connexion Mondrian référence le schéma et indique la base de données utilisée</text:p>
      <text:p text:style-name="P2"/>
      <text:p text:style-name="P1">Création de la vue d'analyse</text:p>
      <text:p text:style-name="P2">Il est également conseillé de procéder par étapes.</text:p>
      <text:p text:style-name="P2"/>
      <text:p text:style-name="P2">Attention, lors de la mise à jour du schéma, il sera nécessaire de vider le cache ou de redémarrer le serveu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David THIBAU</meta:initial-creator>
    <meta:creation-date>2006-09-24T22:34:28</meta:creation-date>
    <dc:date>2019-01-15T21:09:41.864274972</dc:date>
    <dc:language>fr-FR</dc:language>
    <meta:editing-cycles>42</meta:editing-cycles>
    <meta:editing-duration>P1DT9H26M59S</meta:editing-duration>
    <meta:document-statistic meta:table-count="0" meta:image-count="0" meta:object-count="0" meta:page-count="1" meta:paragraph-count="24" meta:word-count="243" meta:character-count="1456" meta:non-whitespace-character-count="1238"/>
    <meta:user-defined meta:name="Info 1"/>
    <meta:user-defined meta:name="Info 2"/>
    <meta:user-defined meta:name="Info 3"/>
    <meta:user-defined meta:name="Info 4"/>
  </office:meta>
</office:document-meta>
</file>